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num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heet2.num2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SUM(num1:num2)" office:value-type="string" office:string-value="" calcext:value-type="error">
            <text:p>#NAME?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named-expressions>
          <table:named-range table:name="num2" table:base-cell-address="$Sheet1.$A$2" table:cell-range-address="$Sheet2.$B$1"/>
        </table:named-expressions>
      </table:table>
      <table:named-expressions>
        <table:named-range table:name="num1" table:base-cell-address="$Sheet1.$A$1" table:cell-range-address="$Sheet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6:39:50.8706836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0:58:02.457459795</meta:creation-date>
    <dc:date>2022-03-02T16:40:50.505171679</dc:date>
    <meta:editing-duration>PT4M40S</meta:editing-duration>
    <meta:editing-cycles>3</meta:editing-cycles>
    <meta:generator>LibreOfficeDev/7.4.0.0.alpha0$Linux_X86_64 LibreOffice_project/fdbd088a73be07a73424189db818dfd34c71b4e8</meta:generator>
    <meta:document-statistic meta:table-count="2" meta:cell-count="5" meta:object-count="0"/>
  </office:meta>
</office:document-meta>
</file>